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08b18c" officeooo:paragraph-rsid="0008b18c"/>
    </style:style>
    <style:style style:name="P3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paragraph-rsid="0008b18c"/>
    </style:style>
    <style:style style:name="P4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5" style:family="paragraph" style:parent-style-name="Text_20_body">
      <style:paragraph-properties fo:margin-left="0cm" fo:margin-right="0.265cm" fo:margin-top="0.265cm" fo:margin-bottom="0.265cm" style:contextual-spacing="false" style:line-height-at-least="0.582cm" fo:widows="1" fo:text-indent="0cm" style:auto-text-indent="false"/>
      <style:text-properties fo:font-variant="normal" fo:text-transform="none" fo:color="#000000" fo:letter-spacing="normal" officeooo:paragraph-rsid="0008b18c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officeooo:rsid="0008b18c" style:font-name-asian="georgia" style:font-size-asian="11.25pt" style:font-style-asian="normal" style:font-weight-asian="normal"/>
    </style:style>
    <style:style style:name="T4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7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对二分图一边的每一个点 </text:span><text:span text:style-name="T1">dfs </text:span><text:span text:style-name="T2">，寻找它的所有匹配点，若那个匹配点没有匹配过或匹配的另一半能新找一个点与之匹配，那么就重组后分别匹配，否则不能匹配</text:span></text:p>
      <text:p text:style-name="P2"><text:span text:style-name="T2">void init(){</text:span></text:p>
      <text:p text:style-name="P2"><text:span text:style-name="T2"><text:s text:c="4"/>memset(match,-1,sizeof(match));</text:span></text:p>
      <text:p text:style-name="P2"><text:span text:style-name="T2">}</text:span></text:p>
      <text:p text:style-name="P2"/>
      <text:p text:style-name="P2"><text:span text:style-name="T2">int dfs(int k){</text:span></text:p>
      <text:p text:style-name="P2"><text:span text:style-name="T2"><text:s text:c="4"/>for(int i=head[k];~i;i=nxt[i]){</text:span></text:p>
      <text:p text:style-name="P2"><text:span text:style-name="T2"><text:s text:c="8"/>if(!visit[point[i]]){</text:span></text:p>
      <text:p text:style-name="P2"><text:span text:style-name="T2"><text:s text:c="12"/>int p=point[i];</text:span></text:p>
      <text:p text:style-name="P2"><text:span text:style-name="T2"><text:s text:c="12"/>visit[p]=1;</text:span></text:p>
      <text:p text:style-name="P2"><text:span text:style-name="T2"><text:s text:c="12"/>if(match[p]==-1||dfs(match[p])){</text:span></text:p>
      <text:p text:style-name="P2"><text:span text:style-name="T2"><text:s text:c="16"/>match[p]=k;</text:span></text:p>
      <text:p text:style-name="P2"><text:span text:style-name="T2"><text:s text:c="16"/>return 1;</text:span></text:p>
      <text:p text:style-name="P2"><text:span text:style-name="T2"><text:s text:c="12"/>}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><text:s text:c="4"/>return 0;</text:span></text:p>
      <text:p text:style-name="P2"><text:span text:style-name="T2">}</text:span></text:p>
      <text:p text:style-name="P2"/>
      <text:p text:style-name="P2"><text:span text:style-name="T2">for(i=1;i&lt;=M;i++){</text:span></text:p>
      <text:p text:style-name="P2"><text:span text:style-name="T2"><text:s text:c="4"/>memset(vis,0,sizeof(vis));</text:span></text:p>
      <text:p text:style-name="P2"><text:span text:style-name="T2"><text:s text:c="4"/>if(dfs(i)==1)ans++;</text:span></text:p>
      <text:p text:style-name="P2"><text:span text:style-name="T2">}</text:span></text:p>
      <text:p text:style-name="P2"/>
      <text:p text:style-name="P3"><text:span text:style-name="T3">然后，关于二分图还有两个专门的问题：最小路径覆盖和最小点覆盖</text:span></text:p>
      <text:p text:style-name="P4">最小路径覆盖，就是在一个有向无环图中，用最少的路径将所有点覆盖，保证每个点存在且仅存在于一条路径上。</text:p>
      <text:p text:style-name="P5"><text:span text:style-name="T2">其做法是将原图中的每个点拆成一个入点和一个出点，对于原图中的每条有向边，在新图中建立出发点的出点到进入点的入点的边，然后对于新图进行二分图最大匹配，而：</text:span></text:p>
      <text:p text:style-name="P5"><text:span text:style-name="T2">最小路径覆盖数 </text:span><text:span text:style-name="T1">= </text:span><text:span text:style-name="T2">原图的点数 </text:span><text:span text:style-name="T1">- </text:span><text:span text:style-name="T2">最大匹配数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二分图匹配</text:span><text:span text:style-name="MT2">--</text:span><text:span text:style-name="MT1">匈牙利算法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43:49.390029335</meta:creation-date>
    <dc:date>2015-10-12T23:44:47.011620626</dc:date>
    <meta:editing-duration>P0D</meta:editing-duration>
    <meta:editing-cycles>1</meta:editing-cycles>
    <meta:document-statistic meta:table-count="0" meta:image-count="0" meta:object-count="0" meta:page-count="1" meta:paragraph-count="26" meta:word-count="284" meta:character-count="652" meta:non-whitespace-character-count="519"/>
    <meta:generator>LibreOffice/4.2.8.2$Linux_X86_64 LibreOffice_project/420m0$Build-2</meta:generator>
  </office:meta>
</office:document-meta>
</file>